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3.859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Technische Umsetzung</text:p>
          </draw:text-box>
        </draw:frame>
        <draw:frame presentation:style-name="pr2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>Grundlegende Datenstrukturen</text:p>
              </text:list-header>
              <text:list-item>
                <text:p>Hexagon</text:p>
                <text:list>
                  <text:list-item>
                    <text:p>Zentrales Datenelement</text:p>
                  </text:list-item>
                  <text:list-item>
                    <text:p>Kennt Nachbarn</text:p>
                    <text:p/>
                  </text:list-item>
                </text:list>
              </text:list-item>
              <text:list-item>
                <text:p>Map</text:p>
                <text:list>
                  <text:list-item>
                    <text:p>Torusartige Struktur</text:p>
                  </text:list-item>
                  <text:list-item>
                    <text:p>Zentrales Verwaltungselemen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Technische Umsetzung</text:p>
          </draw:text-box>
        </draw:frame>
        <draw:frame presentation:style-name="pr2" draw:layer="layout" svg:width="25.199cm" svg:height="13.859cm" svg:x="1.4cm" svg:y="4.914cm" presentation:class="outline">
          <draw:text-box>
            <text:list text:style-name="L2">
              <text:list-item>
                <text:p>Thing</text:p>
                <text:list>
                  <text:list-item>
                    <text:p>Objekt auf Hexagon</text:p>
                  </text:list-item>
                  <text:list-item>
                    <text:p>Verschiedene Typen</text:p>
                  </text:list-item>
                </text:list>
                <text:p/>
                <text:p>Spiellogik</text:p>
              </text:list-item>
              <text:list-item>
                <text:p>Interaction</text:p>
                <text:list>
                  <text:list-item>
                    <text:p>Behandlung von Spielereingaben</text:p>
                  </text:list-item>
                  <text:list-item>
                    <text:p>Gamestat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1H14M4S</meta:editing-duration>
    <meta:editing-cycles>5</meta:editing-cycles>
    <meta:generator>OpenOffice/4.1.1$Win32 OpenOffice.org_project/411m6$Build-9775</meta:generator>
    <dc:date>2015-09-30T14:23:38.69</dc:date>
    <dc:creator>Dominik Schön</dc:creator>
    <meta:document-statistic meta:object-count="29"/>
  </office:meta>
</office:document-meta>
</file>